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8b7" officeooo:paragraph-rsid="0006e8b7"/>
    </style:style>
    <style:style style:name="P2" style:family="paragraph" style:parent-style-name="Standard">
      <style:text-properties officeooo:rsid="0006e8b7" officeooo:paragraph-rsid="0014869a"/>
    </style:style>
    <style:style style:name="P3" style:family="paragraph" style:parent-style-name="Standard">
      <style:text-properties officeooo:rsid="00132a41" officeooo:paragraph-rsid="00132a41"/>
    </style:style>
    <style:style style:name="P4" style:family="paragraph" style:parent-style-name="Standard">
      <style:text-properties officeooo:rsid="00132a41" officeooo:paragraph-rsid="0032e358"/>
    </style:style>
    <style:style style:name="P5" style:family="paragraph" style:parent-style-name="Standard">
      <style:text-properties officeooo:rsid="00162f1b" officeooo:paragraph-rsid="00162f1b"/>
    </style:style>
    <style:style style:name="P6" style:family="paragraph" style:parent-style-name="Standard">
      <style:text-properties officeooo:rsid="00164d01" officeooo:paragraph-rsid="00164d01"/>
    </style:style>
    <style:style style:name="P7" style:family="paragraph" style:parent-style-name="Standard">
      <style:text-properties fo:font-weight="bold" officeooo:rsid="00162f1b" officeooo:paragraph-rsid="00162f1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32a41" officeooo:paragraph-rsid="00132a41" style:font-weight-asian="bold" style:font-weight-complex="bold"/>
    </style:style>
    <style:style style:name="P9" style:family="paragraph" style:parent-style-name="Standard">
      <style:text-properties fo:font-weight="bold" officeooo:rsid="0006e8b7" officeooo:paragraph-rsid="0014869a" style:font-weight-asian="bold" style:font-weight-complex="bold"/>
    </style:style>
    <style:style style:name="P10" style:family="paragraph" style:parent-style-name="Standard">
      <style:text-properties officeooo:rsid="001a2a12" officeooo:paragraph-rsid="001a2a12"/>
    </style:style>
    <style:style style:name="P11" style:family="paragraph" style:parent-style-name="Standard">
      <style:text-properties officeooo:rsid="0022da73" officeooo:paragraph-rsid="0022da73"/>
    </style:style>
    <style:style style:name="P12" style:family="paragraph" style:parent-style-name="Standard">
      <style:text-properties officeooo:rsid="0028fdbd" officeooo:paragraph-rsid="0028fdbd"/>
    </style:style>
    <style:style style:name="P13" style:family="paragraph" style:parent-style-name="Standard">
      <style:text-properties officeooo:rsid="002ceec0" officeooo:paragraph-rsid="002ceec0"/>
    </style:style>
    <style:style style:name="P14" style:family="paragraph" style:parent-style-name="Standard">
      <style:text-properties officeooo:rsid="0032e358" officeooo:paragraph-rsid="0032e358"/>
    </style:style>
    <style:style style:name="P15" style:family="paragraph" style:parent-style-name="Heading_20_1">
      <style:text-properties officeooo:rsid="0011762a" officeooo:paragraph-rsid="0011762a"/>
    </style:style>
    <style:style style:name="T1" style:family="text">
      <style:text-properties officeooo:rsid="00164d01"/>
    </style:style>
    <style:style style:name="T2" style:family="text">
      <style:text-properties officeooo:rsid="001e05a8"/>
    </style:style>
    <style:style style:name="T3" style:family="text">
      <style:text-properties officeooo:rsid="0026eeeb"/>
    </style:style>
    <style:style style:name="T4" style:family="text">
      <style:text-properties officeooo:rsid="002a7514"/>
    </style:style>
    <style:style style:name="T5" style:family="text">
      <style:text-properties officeooo:rsid="002d7737"/>
    </style:style>
    <style:style style:name="T6" style:family="text">
      <style:text-properties officeooo:rsid="002d9d10"/>
    </style:style>
    <style:style style:name="T7" style:family="text">
      <style:text-properties officeooo:rsid="00318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Game design document</text:h>
      <text:p text:style-name="P5"/>
      <text:p text:style-name="P7"><text:span text:style-name="T1">Supported p</text:span>latforms</text:p>
      <text:p text:style-name="P7"/>
      <text:p text:style-name="P6">Linux, Windows, MacOS</text:p>
      <text:p text:style-name="P5"/>
      <text:p text:style-name="P8">Game <text:span text:style-name="T7">mechanics</text:span></text:p>
      <text:p text:style-name="P3"/>
      <text:p text:style-name="P10">Main level, <text:span text:style-name="T3">entire city with different locations. Single location trigers one bible book to travel to specific history.</text:span></text:p>
      <text:p text:style-name="P10"/>
      <text:p text:style-name="P4">Graphic</text:p>
      <text:p text:style-name="P14"/>
      <text:p text:style-name="P3"/>
      <text:p text:style-name="P9">User Interface</text:p>
      <text:p text:style-name="P9"/>
      <text:p text:style-name="P12">Simple <text:span text:style-name="T4">splash screen with logo VP-BYTE GAME STUDIOS.</text:span></text:p>
      <text:p text:style-name="P13">Second screen is to select new „new game“, „load last“, „<text:span text:style-name="T5">exit</text:span>“, „<text:span text:style-name="T6">settings</text:span>“</text:p>
      <text:p text:style-name="P2"/>
      <text:p text:style-name="P2"/>
      <text:p text:style-name="P9">Game Controls</text:p>
      <text:p text:style-name="P2"/>
      <text:p text:style-name="P10">A,W, S, D buttons or arrows buttons for <text:span text:style-name="T2">character</text:span> control</text:p>
      <text:p text:style-name="P10">E for interaction <text:span text:style-name="T2">with objects</text:span></text:p>
      <text:p text:style-name="P11">SPACE for jump</text:p>
      <text:p text:style-name="P11">SHIFT for duck</text:p>
      <text:p text:style-name="P3"/>
      <text:p text:style-name="P3">Game mechanics</text:p>
      <text:p text:style-name="P3"/>
      <text:p text:style-name="P3"/>
      <text:p text:style-name="P3"/>
      <text:p text:style-name="P1">Story, </text:p>
      <text:p text:style-name="P1">Characters</text:p>
      <text:p text:style-name="P1">Level/environment design</text:p>
      <text:p text:style-name="P1">Gameplay</text:p>
      <text:p text:style-name="P1">Art</text:p>
      <text:p text:style-name="P1">Sound and Music</text:p>
      <text:p text:style-name="P1"/>
      <text:p text:style-name="P1">Accessibility[citation neede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03:09:45.212950745</meta:creation-date>
    <meta:generator>LibreOffice/6.0.5.2$Linux_X86_64 LibreOffice_project/346cfb0b3ba108ef7aea4709c0b064dacc768fa0</meta:generator>
    <dc:date>2018-07-29T04:31:34.772520659</dc:date>
    <meta:editing-duration>PT1H6M53S</meta:editing-duration>
    <meta:editing-cycles>30</meta:editing-cycles>
    <meta:document-statistic meta:table-count="0" meta:image-count="0" meta:object-count="0" meta:page-count="1" meta:paragraph-count="22" meta:word-count="87" meta:character-count="579" meta:non-whitespace-character-count="513"/>
  </office:meta>
</office:document-meta>
</file>